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TOC" style:master-page-name="Index">
      <style:paragraph-properties style:page-number="1"/>
    </style:style>
    <style:style style:name="P16" style:family="paragraph" style:parent-style-name="Standard" style:master-page-name="Index">
      <style:paragraph-properties style:page-number="auto"/>
    </style:style>
    <style:style style:name="P17" style:family="paragraph" style:parent-style-name="Standard">
      <style:text-properties style:font-name="Optima1" fo:font-size="10pt" style:font-size-asian="10pt" style:font-size-complex="10pt"/>
    </style:style>
    <style:style style:name="P18" style:family="paragraph" style:parent-style-name="Standard">
      <style:text-properties style:font-name="Monaco1" fo:font-size="8pt" style:font-size-asian="8pt" style:font-size-complex="8pt"/>
    </style:style>
    <style:style style:name="P19" style:family="paragraph" style:parent-style-name="Contents_20_2">
      <style:paragraph-properties>
        <style:tab-stops>
          <style:tab-stop style:position="0cm"/>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Monaco1" fo:font-size="9pt" style:font-size-asian="9pt" style:font-size-complex="9pt"/>
    </style:style>
    <style:style style:name="T8" style:family="text">
      <style:text-properties style:font-name="Monac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0.4</text:p>
      <text:p text:style-name="P9">Mozilla Thunderbird Configuration Guide</text:p>
      <text:p text:style-name="P3"/>
      <text:p text:style-name="P16">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9">Mozilla Thunderbird <text:s text:c="2"/><text:tab/>4</text:p>
          <text:p text:style-name="P19">Mozilla Lightning (Inverse Edition) <text:s text:c="2"/><text:tab/>4</text:p>
          <text:p text:style-name="P19">SOGo Connector and SOGo Integrator <text:s text:c="2"/><text:tab/>5</text:p>
          <text:p text:style-name="P12">Chapter 4<text:tab/>SOGo Integrator Customization <text:s text:c="2"/><text:tab/>6</text:p>
          <text:p text:style-name="P19">Customization <text:s text:c="2"/><text:tab/>6</text:p>
          <text:p text:style-name="P12">Chapter 5<text:tab/>SOGo Update Server <text:s text:c="2"/><text:tab/>8</text:p>
          <text:p text:style-name="P19">Installation <text:s text:c="2"/><text:tab/>8</text:p>
          <text:p text:style-name="P19">Configuration <text:s text:c="2"/><text:tab/>8</text:p>
          <text:p text:style-name="P12">Chapter 6<text:tab/>Additional Information <text:s text:c="2"/><text:tab/>11</text:p>
          <text:p text:style-name="P12">Chapter 7<text:tab/>Commercial Support and Contact Information <text:s text:c="2"/><text:tab/>12</text:p>
          <text:p text:style-name="P12">Chapter 8<text:tab/>GNU Free Documentation License <text:s text:c="2"/><text:tab/>13</text:p>
        </text:index-body>
      </text:table-of-content>
      <text:p text:style-name="Standard"/>
      <text:h text:style-name="P13"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4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4"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4"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 array( "sogo-connector@inverse.ca"</text:p>
      <text:p text:style-name="P6"><text:s text:c="9"/>=&gt; array( "application" =&gt; "thunderbird",</text:p>
      <text:p text:style-name="P6"><text:s text:c="19"/>"version" =&gt; "0.96",</text:p>
      <text:p text:style-name="P6"><text:s text:c="19"/>"filename" =&gt; "sogo-connector-0.96.xpi" ),</text:p>
      <text:p text:style-name="P6"><text:s text:c="9"/>"sogo-integrator@inverse.ca"</text:p>
      <text:p text:style-name="P6"><text:soft-page-break/><text:s text:c="9"/>=&gt; array( "application" =&gt; "thunderbird",</text:p>
      <text:p text:style-name="P6"><text:s text:c="19"/>"version" =&gt; "0.96",</text:p>
      <text:p text:style-name="P6"><text:s text:c="19"/>"filename" =&gt; "sogo-integrator-0.96-sogo-demo.xpi" ),</text:p>
      <text:p text:style-name="P6"><text:s text:c="9"/>"{e2fda1a4-762b-4020-b5ad-a41df1933103}"</text:p>
      <text:p text:style-name="P6"><text:s text:c="9"/>=&gt; array( "application" =&gt; "thunderbird",</text:p>
      <text:p text:style-name="P6"><text:s text:c="19"/>"version" =&gt; "0.9.6",</text:p>
      <text:p text:style-name="P6"><text:s text:c="19"/>"filename" =&gt; "lightning-0.9.6.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6.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6,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 text:c="4"/>&lt;/li&gt;</text:p>
      <text:p text:style-name="P6"><text:s text:c="4"/>&lt;li&gt;</text:p>
      <text:p text:style-name="P6"><text:s text:c="6"/>&lt;Description</text:p>
      <text:p text:style-name="P6"><text:s text:c="8"/>em:id="sogo-integrator@inverse.ca"</text:p>
      <text:p text:style-name="P6"><text:s text:c="8"/>em:name="SOGo Integrator"/&gt;</text:p>
      <text:p text:style-name="P6"><text:soft-page-break/><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2</meta:editing-cycles>
    <meta:editing-duration>PT07H29M24S</meta:editing-duration>
    <dc:date>2009-07-30T12:53:05</dc:date>
    <meta:document-statistic meta:table-count="0" meta:image-count="2" meta:object-count="0" meta:page-count="15" meta:paragraph-count="150" meta:word-count="1746" meta:character-count="12411"/>
    <meta:user-defined meta:name="Info 1"/>
    <meta:user-defined meta:name="Info 2"/>
    <meta:user-defined meta:name="Info 3"/>
    <meta:user-defined meta:name="Info 4"/>
  </office:meta>
</office:document-meta>
</file>